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100000424F82583F83D5534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703cm" draw:z-index="0"><draw:image xlink:href="Pictures/100000010000074100000424F82583F83D553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53:38.577230706</meta:creation-date>
    <dc:date>2023-10-23T14:54:31.577512918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